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35.44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54.14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39.61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08.34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106.95pt"/>
    </style:style>
    <style:style style:name="co14" style:family="table-column">
      <style:table-column-properties fo:break-before="auto" style:column-width="134.05pt"/>
    </style:style>
    <style:style style:name="co15" style:family="table-column">
      <style:table-column-properties fo:break-before="auto" style:column-width="136.09pt"/>
    </style:style>
    <style:style style:name="co16" style:family="table-column">
      <style:table-column-properties fo:break-before="auto" style:column-width="104.91pt"/>
    </style:style>
    <style:style style:name="co17" style:family="table-column">
      <style:table-column-properties fo:break-before="auto" style:column-width="137.51pt"/>
    </style:style>
    <style:style style:name="co18" style:family="table-column">
      <style:table-column-properties fo:break-before="auto" style:column-width="81.24pt"/>
    </style:style>
    <style:style style:name="co19" style:family="table-column">
      <style:table-column-properties fo:break-before="auto" style:column-width="90.99pt"/>
    </style:style>
    <style:style style:name="co20" style:family="table-column">
      <style:table-column-properties fo:break-before="auto" style:column-width="103.49pt"/>
    </style:style>
    <style:style style:name="co21" style:family="table-column">
      <style:table-column-properties fo:break-before="auto" style:column-width="129.91pt"/>
    </style:style>
    <style:style style:name="co22" style:family="table-column">
      <style:table-column-properties fo:break-before="auto" style:column-width="89.6pt"/>
    </style:style>
    <style:style style:name="co23" style:family="table-column">
      <style:table-column-properties fo:break-before="auto" style:column-width="116.65pt"/>
    </style:style>
    <style:style style:name="co24" style:family="table-column">
      <style:table-column-properties fo:break-before="auto" style:column-width="130.56pt"/>
    </style:style>
    <style:style style:name="co25" style:family="table-column">
      <style:table-column-properties fo:break-before="auto" style:column-width="111.86pt"/>
    </style:style>
    <style:style style:name="co26" style:family="table-column">
      <style:table-column-properties fo:break-before="auto" style:column-width="73.59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jercicio_20_1">
      <style:table-properties table:display="true" style:writing-mode="lr-tb"/>
    </style:style>
    <style:style style:name="ta2" style:family="table" style:master-page-name="PageStyle_5f_Ejercicio_20_2a">
      <style:table-properties table:display="true" style:writing-mode="lr-tb"/>
    </style:style>
    <style:style style:name="ta3" style:family="table" style:master-page-name="PageStyle_5f_Ejercicio_20_2b">
      <style:table-properties table:display="true" style:writing-mode="lr-tb"/>
    </style:style>
    <style:style style:name="ta4" style:family="table" style:master-page-name="PageStyle_5f_Ejercicio_20_2c">
      <style:table-properties table:display="true" style:writing-mode="lr-tb"/>
    </style:style>
    <style:style style:name="ta5" style:family="table" style:master-page-name="PageStyle_5f_Ejercicio_20_2d">
      <style:table-properties table:display="true" style:writing-mode="lr-tb"/>
    </style:style>
    <style:style style:name="ta6" style:family="table" style:master-page-name="PageStyle_5f_Ejercicio_20_3a">
      <style:table-properties table:display="true" style:writing-mode="lr-tb"/>
    </style:style>
    <style:style style:name="ta7" style:family="table" style:master-page-name="PageStyle_5f_Ejercicio_20_3b">
      <style:table-properties table:display="true" style:writing-mode="lr-tb"/>
    </style:style>
    <style:style style:name="ta8" style:family="table" style:master-page-name="PageStyle_5f_Ejercicio_20_4a">
      <style:table-properties table:display="true" style:writing-mode="lr-tb"/>
    </style:style>
    <style:style style:name="ta9" style:family="table" style:master-page-name="PageStyle_5f_Ejercicio_20_4c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rcic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1" office:value-type="string" calcext:value-type="string">
            <text:p>PERIODO DE RECUPERACIÓN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180000" calcext:value-type="currency">
            <text:p>-18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180000" calcext:value-type="currency">
            <text:p>-180,000.00 €</text:p>
          </table:table-cell>
          <table:table-cell table:style-name="ce2" table:formula="of:=NPV(10%;[.E2:.E$3]) + [.E$2]" office:value-type="currency" office:currency="EUR" office:value="-353553.719008264" calcext:value-type="currency">
            <text:p>-353,553.72 €</text:p>
          </table:table-cell>
          <table:table-cell/>
          <table:table-cell table:style-name="ce1" office:value-type="string" calcext:value-type="string">
            <text:p>VAN</text:p>
          </table:table-cell>
          <table:table-cell table:style-name="ce3" table:number-matrix-columns-spanned="1" table:number-matrix-rows-spanned="1" table:formula="of:=NPV(10%;[.E3:.E22]) + [.E2]" office:value-type="currency" office:currency="EUR" office:value="838921.933751215" calcext:value-type="currency">
            <text:p>838,921.93 €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2" office:value-type="currency" office:currency="EUR" office:value="-120000" calcext:value-type="currency">
            <text:p>-120,000.00 €</text:p>
          </table:table-cell>
          <table:table-cell table:style-name="ce3" table:formula="of:=1000*230*[.B$30]" office:value-type="currency" office:currency="EUR" office:value="276000" calcext:value-type="currency">
            <text:p>276,000.00 €</text:p>
          </table:table-cell>
          <table:table-cell table:style-name="ce2" table:formula="of:=-(30000 + 0.6*1000*230)" office:value-type="currency" office:currency="EUR" office:value="-168000" calcext:value-type="currency">
            <text:p>-168,000.00 €</text:p>
          </table:table-cell>
          <table:table-cell table:style-name="ce2" table:formula="of:=[.B3]+[.C3]+[.D3]" office:value-type="currency" office:currency="EUR" office:value="-12000" calcext:value-type="currency">
            <text:p>-12,000.00 €</text:p>
          </table:table-cell>
          <table:table-cell table:style-name="ce2" table:formula="of:=NPV(10%;[.E3:.E$3]) + [.E$2]" office:value-type="currency" office:currency="EUR" office:value="-190909.090909091" calcext:value-type="currency">
            <text:p>-190,909.09 €</text:p>
          </table:table-cell>
          <table:table-cell/>
          <table:table-cell table:style-name="ce1" office:value-type="string" calcext:value-type="string">
            <text:p>Q</text:p>
          </table:table-cell>
          <table:table-cell table:style-name="ce9" table:number-matrix-columns-spanned="1" table:number-matrix-rows-spanned="1" table:formula="of:=[.I2] / ABS(NPV(10%;[.B3:.B22]) + [.B2])" office:value-type="percentage" office:value="2.06420247048811" calcext:value-type="percentage">
            <text:p>206.42%</text:p>
          </table:table-cell>
          <table:table-cell table:number-columns-repeated="1015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2" office:value-type="currency" office:currency="EUR" office:value="-60000" calcext:value-type="currency">
            <text:p>-60,000.00 €</text:p>
          </table:table-cell>
          <table:table-cell table:style-name="ce3" table:formula="of:=1000*230*[.B$30]" office:value-type="currency" office:currency="EUR" office:value="276000" calcext:value-type="currency">
            <text:p>276,000.00 €</text:p>
          </table:table-cell>
          <table:table-cell table:style-name="ce2" table:formula="of:=-(30000 + 0.6*1000*230)" office:value-type="currency" office:currency="EUR" office:value="-168000" calcext:value-type="currency">
            <text:p>-168,000.00 €</text:p>
          </table:table-cell>
          <table:table-cell table:style-name="ce3" table:formula="of:=[.B4]+[.C4]+[.D4]" office:value-type="currency" office:currency="EUR" office:value="48000" calcext:value-type="currency">
            <text:p>48,000.00 €</text:p>
          </table:table-cell>
          <table:table-cell table:style-name="ce2" table:formula="of:=NPV(10%;[.E4:.E$3]) + [.E$2]" office:value-type="currency" office:currency="EUR" office:value="-151239.669421488" calcext:value-type="currency">
            <text:p>-151,239.67 €</text:p>
          </table:table-cell>
          <table:table-cell/>
          <table:table-cell table:style-name="ce1" office:value-type="string" calcext:value-type="string">
            <text:p>TIR</text:p>
          </table:table-cell>
          <table:table-cell table:style-name="ce9" table:formula="of:=IRR([.E2:.E22])" office:value-type="percentage" office:value="0.395329141" calcext:value-type="percentage">
            <text:p>39.53%</text:p>
          </table:table-cell>
          <table:table-cell table:number-columns-repeated="1015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000*230*[.B$30]" office:value-type="currency" office:currency="EUR" office:value="276000" calcext:value-type="currency">
            <text:p>276,000.00 €</text:p>
          </table:table-cell>
          <table:table-cell table:style-name="ce2" table:formula="of:=-(30000 + 0.6*1000*230)" office:value-type="currency" office:currency="EUR" office:value="-168000" calcext:value-type="currency">
            <text:p>-168,000.00 €</text:p>
          </table:table-cell>
          <table:table-cell table:style-name="ce3" table:formula="of:=[.B5]+[.C5]+[.D5]" office:value-type="currency" office:currency="EUR" office:value="108000" calcext:value-type="currency">
            <text:p>108,000.00 €</text:p>
          </table:table-cell>
          <table:table-cell table:style-name="ce2" table:formula="of:=NPV(10%;[.E5:.E$3]) + [.E$2]" office:value-type="currency" office:currency="EUR" office:value="-70097.6709241173" calcext:value-type="currency">
            <text:p>-70,097.67 €</text:p>
          </table:table-cell>
          <table:table-cell/>
          <table:table-cell table:style-name="ce1" office:value-type="string" calcext:value-type="string">
            <text:p>Precio mínimo</text:p>
          </table:table-cell>
          <table:table-cell table:style-name="ce3" office:value-type="currency" office:currency="EUR" office:value="0.865" calcext:value-type="currency">
            <text:p>0.87 €</text:p>
          </table:table-cell>
          <table:table-cell table:number-columns-repeated="1015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000*230*[.B$30]" office:value-type="currency" office:currency="EUR" office:value="276000" calcext:value-type="currency">
            <text:p>276,000.00 €</text:p>
          </table:table-cell>
          <table:table-cell table:style-name="ce2" table:formula="of:=-(30000 + 0.6*1000*230)" office:value-type="currency" office:currency="EUR" office:value="-168000" calcext:value-type="currency">
            <text:p>-168,000.00 €</text:p>
          </table:table-cell>
          <table:table-cell table:style-name="ce3" table:formula="of:=[.B6]+[.C6]+[.D6]" office:value-type="currency" office:currency="EUR" office:value="108000" calcext:value-type="currency">
            <text:p>108,000.00 €</text:p>
          </table:table-cell>
          <table:table-cell table:style-name="ce3" table:formula="of:=NPV(10%;[.E6:.E$3]) + [.E$2]" office:value-type="currency" office:currency="EUR" office:value="3667.7822553103" calcext:value-type="currency">
            <text:p>3,667.78 €</text:p>
          </table:table-cell>
          <table:table-cell/>
          <table:table-cell table:style-name="ce6"/>
          <table:table-cell table:style-name="ce4"/>
          <table:table-cell table:number-columns-repeated="1015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000*230*[.B$30]" office:value-type="currency" office:currency="EUR" office:value="276000" calcext:value-type="currency">
            <text:p>276,000.00 €</text:p>
          </table:table-cell>
          <table:table-cell table:style-name="ce2" table:formula="of:=-(30000 + 0.6*1000*230)" office:value-type="currency" office:currency="EUR" office:value="-168000" calcext:value-type="currency">
            <text:p>-168,000.00 €</text:p>
          </table:table-cell>
          <table:table-cell table:style-name="ce3" table:formula="of:=[.B7]+[.C7]+[.D7]" office:value-type="currency" office:currency="EUR" office:value="108000" calcext:value-type="currency">
            <text:p>108,000.00 €</text:p>
          </table:table-cell>
          <table:table-cell table:style-name="ce3" table:formula="of:=NPV(10%;[.E7:.E$3]) + [.E$2]" office:value-type="currency" office:currency="EUR" office:value="70727.285145699" calcext:value-type="currency">
            <text:p>70,727.29 €</text:p>
          </table:table-cell>
          <table:table-cell/>
          <table:table-cell table:style-name="ce7" office:value-type="string" calcext:value-type="string" table:number-columns-spanned="11" table:number-rows-spanned="1">
            <text:p>Se puede decir que el proyecto es viable primeramente, por el valor del VAN. Empieza a ser rentable a partir del 3º año, <text:s/>y al final, su tasa de beneficio o TIR es de un 40%.</text:p>
          </table:table-cell>
          <table:covered-table-cell table:number-columns-repeated="10"/>
          <table:table-cell table:number-columns-repeated="1006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8]+[.C8]+[.D8]" office:value-type="currency" office:currency="EUR" office:value="177000" calcext:value-type="currency">
            <text:p>177,000.00 €</text:p>
          </table:table-cell>
          <table:table-cell table:style-name="ce3" table:formula="of:=NPV(10%;[.E8:.E$3]) + [.E$2]" office:value-type="currency" office:currency="EUR" office:value="170639.170765218" calcext:value-type="currency">
            <text:p>170,639.17 €</text:p>
          </table:table-cell>
          <table:table-cell/>
          <table:table-cell table:style-name="ce8" office:value-type="string" calcext:value-type="string">
            <text:p>El perido de recuperación ocupa los tres primeros años una vez hecha la inversión, mientras la inversión siga sin ser rentable.</text:p>
          </table:table-cell>
          <table:table-cell table:number-columns-repeated="1016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2" table:formula="of:=PMT(10%;5;120000)" office:value-type="currency" office:currency="EUR" office:value="-31655.6976953694" calcext:value-type="currency">
            <text:p>-31,655.7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9]+[.C9]+[.D9]" office:value-type="currency" office:currency="EUR" office:value="145344.302304631" calcext:value-type="currency">
            <text:p>145,344.30 €</text:p>
          </table:table-cell>
          <table:table-cell table:style-name="ce3" table:formula="of:=NPV(10%;[.E9:.E$3]) + [.E$2]" office:value-type="currency" office:currency="EUR" office:value="245223.779431417" calcext:value-type="currency">
            <text:p>245,223.78 €</text:p>
          </table:table-cell>
          <table:table-cell table:number-columns-repeated="1018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2" table:formula="of:=PMT(10%;5;120000)" office:value-type="currency" office:currency="EUR" office:value="-31655.6976953694" calcext:value-type="currency">
            <text:p>-31,655.7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0]+[.C10]+[.D10]" office:value-type="currency" office:currency="EUR" office:value="145344.302304631" calcext:value-type="currency">
            <text:p>145,344.30 €</text:p>
          </table:table-cell>
          <table:table-cell table:style-name="ce3" table:formula="of:=NPV(10%;[.E10:.E$3]) + [.E$2]" office:value-type="currency" office:currency="EUR" office:value="313027.969127961" calcext:value-type="currency">
            <text:p>313,027.97 €</text:p>
          </table:table-cell>
          <table:table-cell table:number-columns-repeated="1018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2" table:formula="of:=PMT(10%;5;120000)" office:value-type="currency" office:currency="EUR" office:value="-31655.6976953694" calcext:value-type="currency">
            <text:p>-31,655.7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1]+[.C11]+[.D11]" office:value-type="currency" office:currency="EUR" office:value="145344.302304631" calcext:value-type="currency">
            <text:p>145,344.30 €</text:p>
          </table:table-cell>
          <table:table-cell table:style-name="ce3" table:formula="of:=NPV(10%;[.E11:.E$3]) + [.E$2]" office:value-type="currency" office:currency="EUR" office:value="374668.141579366" calcext:value-type="currency">
            <text:p>374,668.14 €</text:p>
          </table:table-cell>
          <table:table-cell table:number-columns-repeated="1018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2" table:formula="of:=PMT(10%;5;120000)" office:value-type="currency" office:currency="EUR" office:value="-31655.6976953694" calcext:value-type="currency">
            <text:p>-31,655.7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2]+[.C12]+[.D12]" office:value-type="currency" office:currency="EUR" office:value="145344.302304631" calcext:value-type="currency">
            <text:p>145,344.30 €</text:p>
          </table:table-cell>
          <table:table-cell table:style-name="ce3" table:formula="of:=NPV(10%;[.E12:.E$3]) + [.E$2]" office:value-type="currency" office:currency="EUR" office:value="430704.661989733" calcext:value-type="currency">
            <text:p>430,704.66 €</text:p>
          </table:table-cell>
          <table:table-cell table:number-columns-repeated="1018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2" table:formula="of:=PMT(10%;5;120000)" office:value-type="currency" office:currency="EUR" office:value="-31655.6976953694" calcext:value-type="currency">
            <text:p>-31,655.7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3]+[.C13]+[.D13]" office:value-type="currency" office:currency="EUR" office:value="145344.302304631" calcext:value-type="currency">
            <text:p>145,344.30 €</text:p>
          </table:table-cell>
          <table:table-cell table:style-name="ce3" table:formula="of:=NPV(10%;[.E13:.E$3]) + [.E$2]" office:value-type="currency" office:currency="EUR" office:value="481646.953271885" calcext:value-type="currency">
            <text:p>481,646.95 €</text:p>
          </table:table-cell>
          <table:table-cell table:number-columns-repeated="1018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4]+[.C14]+[.D14]" office:value-type="currency" office:currency="EUR" office:value="177000" calcext:value-type="currency">
            <text:p>177,000.00 €</text:p>
          </table:table-cell>
          <table:table-cell table:style-name="ce3" table:formula="of:=NPV(10%;[.E14:.E$3]) + [.E$2]" office:value-type="currency" office:currency="EUR" office:value="538044.608006619" calcext:value-type="currency">
            <text:p>538,044.61 €</text:p>
          </table:table-cell>
          <table:table-cell table:number-columns-repeated="1018"/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5]+[.C15]+[.D15]" office:value-type="currency" office:currency="EUR" office:value="177000" calcext:value-type="currency">
            <text:p>177,000.00 €</text:p>
          </table:table-cell>
          <table:table-cell table:style-name="ce3" table:formula="of:=NPV(10%;[.E15:.E$3]) + [.E$2]" office:value-type="currency" office:currency="EUR" office:value="589315.203220012" calcext:value-type="currency">
            <text:p>589,315.20 €</text:p>
          </table:table-cell>
          <table:table-cell table:number-columns-repeated="1018"/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6]+[.C16]+[.D16]" office:value-type="currency" office:currency="EUR" office:value="177000" calcext:value-type="currency">
            <text:p>177,000.00 €</text:p>
          </table:table-cell>
          <table:table-cell table:style-name="ce3" table:formula="of:=NPV(10%;[.E16:.E$3]) + [.E$2]" office:value-type="currency" office:currency="EUR" office:value="635924.835232188" calcext:value-type="currency">
            <text:p>635,924.84 €</text:p>
          </table:table-cell>
          <table:table-cell table:number-columns-repeated="1018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7]+[.C17]+[.D17]" office:value-type="currency" office:currency="EUR" office:value="177000" calcext:value-type="currency">
            <text:p>177,000.00 €</text:p>
          </table:table-cell>
          <table:table-cell table:style-name="ce3" table:formula="of:=NPV(10%;[.E17:.E$3]) + [.E$2]" office:value-type="currency" office:currency="EUR" office:value="678297.22797053" calcext:value-type="currency">
            <text:p>678,297.23 €</text:p>
          </table:table-cell>
          <table:table-cell table:number-columns-repeated="1018"/>
        </table:table-row>
        <table:table-row table:style-name="ro1">
          <table:table-cell table:style-name="ce1" table:formula="of:=[.A17]+1" office:value-type="float" office:value="16" calcext:value-type="float">
            <text:p>1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8]+[.C18]+[.D18]" office:value-type="currency" office:currency="EUR" office:value="177000" calcext:value-type="currency">
            <text:p>177,000.00 €</text:p>
          </table:table-cell>
          <table:table-cell table:style-name="ce3" table:formula="of:=NPV(10%;[.E18:.E$3]) + [.E$2]" office:value-type="currency" office:currency="EUR" office:value="716817.585005387" calcext:value-type="currency">
            <text:p>716,817.59 €</text:p>
          </table:table-cell>
          <table:table-cell table:number-columns-repeated="1018"/>
        </table:table-row>
        <table:table-row table:style-name="ro1">
          <table:table-cell table:style-name="ce1" table:formula="of:=[.A18]+1" office:value-type="float" office:value="17" calcext:value-type="float">
            <text:p>17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19]+[.C19]+[.D19]" office:value-type="currency" office:currency="EUR" office:value="177000" calcext:value-type="currency">
            <text:p>177,000.00 €</text:p>
          </table:table-cell>
          <table:table-cell table:style-name="ce3" table:formula="of:=NPV(10%;[.E19:.E$3]) + [.E$2]" office:value-type="currency" office:currency="EUR" office:value="751836.09140071" calcext:value-type="currency">
            <text:p>751,836.09 €</text:p>
          </table:table-cell>
          <table:table-cell table:number-columns-repeated="1018"/>
        </table:table-row>
        <table:table-row table:style-name="ro1">
          <table:table-cell table:style-name="ce1" table:formula="of:=[.A19]+1" office:value-type="float" office:value="18" calcext:value-type="float">
            <text:p>18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20]+[.C20]+[.D20]" office:value-type="currency" office:currency="EUR" office:value="177000" calcext:value-type="currency">
            <text:p>177,000.00 €</text:p>
          </table:table-cell>
          <table:table-cell table:style-name="ce3" table:formula="of:=NPV(10%;[.E20:.E$3]) + [.E$2]" office:value-type="currency" office:currency="EUR" office:value="783671.097214641" calcext:value-type="currency">
            <text:p>783,671.10 €</text:p>
          </table:table-cell>
          <table:table-cell table:number-columns-repeated="1018"/>
        </table:table-row>
        <table:table-row table:style-name="ro1">
          <table:table-cell table:style-name="ce1" table:formula="of:=[.A20]+1" office:value-type="float" office:value="19" calcext:value-type="float">
            <text:p>19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21]+[.C21]+[.D21]" office:value-type="currency" office:currency="EUR" office:value="177000" calcext:value-type="currency">
            <text:p>177,000.00 €</text:p>
          </table:table-cell>
          <table:table-cell table:style-name="ce3" table:formula="of:=NPV(10%;[.E21:.E$3]) + [.E$2]" office:value-type="currency" office:currency="EUR" office:value="812612.011590942" calcext:value-type="currency">
            <text:p>812,612.01 €</text:p>
          </table:table-cell>
          <table:table-cell table:number-columns-repeated="1018"/>
        </table:table-row>
        <table:table-row table:style-name="ro1">
          <table:table-cell table:style-name="ce1" table:formula="of:=[.A21]+1" office:value-type="float" office:value="20" calcext:value-type="float">
            <text:p>20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00*230*[.B$30]" office:value-type="currency" office:currency="EUR" office:value="414000" calcext:value-type="currency">
            <text:p>414,000.00 €</text:p>
          </table:table-cell>
          <table:table-cell table:style-name="ce2" table:formula="of:=-(30000 + 0.6*1500*230)" office:value-type="currency" office:currency="EUR" office:value="-237000" calcext:value-type="currency">
            <text:p>-237,000.00 €</text:p>
          </table:table-cell>
          <table:table-cell table:style-name="ce3" table:formula="of:=[.B22]+[.C22]+[.D22]" office:value-type="currency" office:currency="EUR" office:value="177000" calcext:value-type="currency">
            <text:p>177,000.00 €</text:p>
          </table:table-cell>
          <table:table-cell table:style-name="ce3" table:formula="of:=NPV(10%;[.E22:.E$3]) + [.E$2]" office:value-type="currency" office:currency="EUR" office:value="838921.933751215" calcext:value-type="currency">
            <text:p>838,921.93 €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nálisis Sensibilidad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table:style-name="ce3" office:value-type="currency" office:currency="EUR" office:value="1.2" calcext:value-type="currency">
            <text:p>1.20 €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a" table:style-name="ta2"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300000" calcext:value-type="currency">
            <text:p>-300,000.00 €</text:p>
          </table:table-cell>
          <table:table-cell table:style-name="ce4"/>
          <table:table-cell table:style-name="ce1" office:value-type="string" calcext:value-type="string">
            <text:p>Precio minimo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TIR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50*[.G3]" office:value-type="currency" office:currency="EUR" office:value="280465" calcext:value-type="currency">
            <text:p>280,465.00 €</text:p>
          </table:table-cell>
          <table:table-cell table:style-name="ce2" table:formula="of:=-3000*50" office:value-type="currency" office:currency="EUR" office:value="-150000" calcext:value-type="currency">
            <text:p>-150,000.00 €</text:p>
          </table:table-cell>
          <table:table-cell table:style-name="ce2" table:formula="of:=[.B3]+[.C3]+[.D3]" office:value-type="currency" office:currency="EUR" office:value="130465" calcext:value-type="currency">
            <text:p>130,465.00 €</text:p>
          </table:table-cell>
          <table:table-cell table:style-name="ce4"/>
          <table:table-cell table:style-name="ce3" office:value-type="currency" office:currency="EUR" office:value="5609.3" calcext:value-type="currency">
            <text:p>5,609.30 €</text:p>
          </table:table-cell>
          <table:table-cell table:style-name="ce3" table:number-matrix-columns-spanned="1" table:number-matrix-rows-spanned="1" table:formula="of:=NPV(8%;[.E3:.E9]) + [.E2]" office:value-type="currency" office:currency="EUR" office:value="0.0805890210322104" calcext:value-type="currency">
            <text:p>0.08 €</text:p>
          </table:table-cell>
          <table:table-cell table:style-name="ce9" table:formula="of:=IRR([.E2:.E9])" office:value-type="percentage" office:value="0.08000012346" calcext:value-type="percentage">
            <text:p>8.00%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30*[.G3]" office:value-type="currency" office:currency="EUR" office:value="168279" calcext:value-type="currency">
            <text:p>168,279.00 €</text:p>
          </table:table-cell>
          <table:table-cell table:style-name="ce2" table:formula="of:=-3000*30" office:value-type="currency" office:currency="EUR" office:value="-90000" calcext:value-type="currency">
            <text:p>-90,000.00 €</text:p>
          </table:table-cell>
          <table:table-cell table:style-name="ce2" table:formula="of:=[.B4]+[.C4]+[.D4]" office:value-type="currency" office:currency="EUR" office:value="78279" calcext:value-type="currency">
            <text:p>78,279.00 €</text:p>
          </table:table-cell>
          <table:table-cell table:style-name="ce4"/>
          <table:table-cell table:style-name="ce7" table:number-columns-spanned="5" table:number-rows-spanned="1"/>
          <table:covered-table-cell table:number-columns-repeated="4"/>
          <table:table-cell table:number-columns-repeated="1013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*[.G3]" office:value-type="currency" office:currency="EUR" office:value="112186" calcext:value-type="currency">
            <text:p>112,186.00 €</text:p>
          </table:table-cell>
          <table:table-cell table:style-name="ce2" table:formula="of:=-3000*20" office:value-type="currency" office:currency="EUR" office:value="-60000" calcext:value-type="currency">
            <text:p>-60,000.00 €</text:p>
          </table:table-cell>
          <table:table-cell table:style-name="ce2" table:formula="of:=[.B5]+[.C5]+[.D5]" office:value-type="currency" office:currency="EUR" office:value="52186" calcext:value-type="currency">
            <text:p>52,186.00 €</text:p>
          </table:table-cell>
          <table:table-cell table:style-name="ce4"/>
          <table:table-cell table:style-name="ce10" office:value-type="string" calcext:value-type="string">
            <text:p>Precio mínimo TIR 20%</text:p>
          </table:table-cell>
          <table:table-cell table:number-columns-repeated="1017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0*[.G3]" office:value-type="currency" office:currency="EUR" office:value="56093" calcext:value-type="currency">
            <text:p>56,093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6]+[.C6]+[.D6]" office:value-type="currency" office:currency="EUR" office:value="56093" calcext:value-type="currency">
            <text:p>56,093.00 €</text:p>
          </table:table-cell>
          <table:table-cell table:style-name="ce4"/>
          <table:table-cell table:style-name="ce3" office:value-type="currency" office:currency="EUR" office:value="6380" calcext:value-type="currency">
            <text:p>6,380.00 €</text:p>
          </table:table-cell>
          <table:table-cell table:number-columns-repeated="1017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5*[.G3]" office:value-type="currency" office:currency="EUR" office:value="28046.5" calcext:value-type="currency">
            <text:p>28,046.5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7]+[.C7]+[.D7]" office:value-type="currency" office:currency="EUR" office:value="28046.5" calcext:value-type="currency">
            <text:p>28,046.50 €</text:p>
          </table:table-cell>
          <table:table-cell table:style-name="ce4"/>
          <table:table-cell table:style-name="ce1" office:value-type="string" calcext:value-type="string">
            <text:p>Precio mínimo TIR 30%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*[.G3]" office:value-type="currency" office:currency="EUR" office:value="11218.6" calcext:value-type="currency">
            <text:p>11,218.6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8]+[.C8]+[.D8]" office:value-type="currency" office:currency="EUR" office:value="11218.6" calcext:value-type="currency">
            <text:p>11,218.60 €</text:p>
          </table:table-cell>
          <table:table-cell table:style-name="ce4"/>
          <table:table-cell table:style-name="ce3" office:value-type="currency" office:currency="EUR" office:value="7011" calcext:value-type="currency">
            <text:p>7,011.00 €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*[.G3]" office:value-type="currency" office:currency="EUR" office:value="5609.3" calcext:value-type="currency">
            <text:p>5,609.3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9]+[.C9]+[.D9]" office:value-type="currency" office:currency="EUR" office:value="5609.3" calcext:value-type="currency">
            <text:p>5,609.30 €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style-name="ce6"/>
          <table:table-cell table:style-name="ce4" table:number-columns-repeated="5"/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b" table:style-name="ta3">
        <table:table-column table:style-name="co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440000" calcext:value-type="currency">
            <text:p>-44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440000" calcext:value-type="currency">
            <text:p>-440,000.00 €</text:p>
          </table:table-cell>
          <table:table-cell table:number-columns-repeated="1019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50*[.A12]" office:value-type="currency" office:currency="EUR" office:value="300000" calcext:value-type="currency">
            <text:p>300,000.00 €</text:p>
          </table:table-cell>
          <table:table-cell table:style-name="ce2" table:formula="of:=-1500*50" office:value-type="currency" office:currency="EUR" office:value="-75000" calcext:value-type="currency">
            <text:p>-75,000.00 €</text:p>
          </table:table-cell>
          <table:table-cell table:style-name="ce3" table:formula="of:=[.B3]+[.C3]+[.D3]" office:value-type="currency" office:currency="EUR" office:value="225000" calcext:value-type="currency">
            <text:p>225,000.00 €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30*[.A12]" office:value-type="currency" office:currency="EUR" office:value="180000" calcext:value-type="currency">
            <text:p>180,000.00 €</text:p>
          </table:table-cell>
          <table:table-cell table:style-name="ce2" table:formula="of:=-1500*30" office:value-type="currency" office:currency="EUR" office:value="-45000" calcext:value-type="currency">
            <text:p>-45,000.00 €</text:p>
          </table:table-cell>
          <table:table-cell table:style-name="ce3" table:formula="of:=[.B4]+[.C4]+[.D4]" office:value-type="currency" office:currency="EUR" office:value="135000" calcext:value-type="currency">
            <text:p>135,000.00 €</text:p>
          </table:table-cell>
          <table:table-cell table:number-columns-repeated="1019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*[.A12]" office:value-type="currency" office:currency="EUR" office:value="120000" calcext:value-type="currency">
            <text:p>120,000.00 €</text:p>
          </table:table-cell>
          <table:table-cell table:style-name="ce2" table:formula="of:=-1500*20" office:value-type="currency" office:currency="EUR" office:value="-30000" calcext:value-type="currency">
            <text:p>-30,000.00 €</text:p>
          </table:table-cell>
          <table:table-cell table:style-name="ce3" table:formula="of:=[.B5]+[.C5]+[.D5]" office:value-type="currency" office:currency="EUR" office:value="90000" calcext:value-type="currency">
            <text:p>90,000.00 €</text:p>
          </table:table-cell>
          <table:table-cell table:number-columns-repeated="1019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0*[.A12]" office:value-type="currency" office:currency="EUR" office:value="60000" calcext:value-type="currency">
            <text:p>60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6]+[.C6]+[.D6]" office:value-type="currency" office:currency="EUR" office:value="60000" calcext:value-type="currency">
            <text:p>60,000.00 €</text:p>
          </table:table-cell>
          <table:table-cell table:number-columns-repeated="1019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5*[.A12]" office:value-type="currency" office:currency="EUR" office:value="30000" calcext:value-type="currency">
            <text:p>30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7]+[.C7]+[.D7]" office:value-type="currency" office:currency="EUR" office:value="30000" calcext:value-type="currency">
            <text:p>30,000.00 €</text:p>
          </table:table-cell>
          <table:table-cell table:number-columns-repeated="1019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*[.A12]" office:value-type="currency" office:currency="EUR" office:value="12000" calcext:value-type="currency">
            <text:p>12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8]+[.C8]+[.D8]" office:value-type="currency" office:currency="EUR" office:value="12000" calcext:value-type="currency">
            <text:p>12,000.00 €</text:p>
          </table:table-cell>
          <table:table-cell table:number-columns-repeated="1019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*[.A12]" office:value-type="currency" office:currency="EUR" office:value="6000" calcext:value-type="currency">
            <text:p>6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9]+[.C9]+[.D9]" office:value-type="currency" office:currency="EUR" office:value="6000" calcext:value-type="currency">
            <text:p>6,000.0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Precio unitario</text:p>
          </table:table-cell>
          <table:table-cell table:style-name="ce8"/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TIR</text:p>
          </table:table-cell>
          <table:table-cell table:number-columns-repeated="1020"/>
        </table:table-row>
        <table:table-row table:style-name="ro1">
          <table:table-cell table:style-name="ce3" office:value-type="currency" office:currency="EUR" office:value="6000" calcext:value-type="currency">
            <text:p>6,000.00 €</text:p>
          </table:table-cell>
          <table:table-cell/>
          <table:table-cell table:style-name="ce3" table:number-matrix-columns-spanned="1" table:number-matrix-rows-spanned="1" table:formula="of:=NPV(8%;[.E3:.E9]) + [.E2]" office:value-type="currency" office:currency="EUR" office:value="31101.2407388591" calcext:value-type="currency">
            <text:p>31,101.24 €</text:p>
          </table:table-cell>
          <table:table-cell table:style-name="ce12" table:formula="of:=IRR([.E2:.E9])" office:value-type="percentage" office:value="0.1157105454" calcext:value-type="percentage">
            <text:p>11.57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8" table:number-rows-spanned="1">
            <text:p>Se puede ver que con esta opción, la Tasa Interna de Retorno aumenta casi un 4%, por lo que podemos decir que la opcion es viable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c" table:style-name="ta4"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300000" calcext:value-type="currency">
            <text:p>-300,000.00 €</text:p>
          </table:table-cell>
          <table:table-cell table:number-columns-repeated="1019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12]*[.A12]" office:value-type="currency" office:currency="EUR" office:value="78000" calcext:value-type="currency">
            <text:p>78,000.00 €</text:p>
          </table:table-cell>
          <table:table-cell table:style-name="ce2" table:formula="of:=-3000*[.B12]" office:value-type="currency" office:currency="EUR" office:value="-39000" calcext:value-type="currency">
            <text:p>-39,000.00 €</text:p>
          </table:table-cell>
          <table:table-cell table:style-name="ce2" table:formula="of:=[.B3]+[.C3]+[.D3]" office:value-type="currency" office:currency="EUR" office:value="39000" calcext:value-type="currency">
            <text:p>39,000.00 €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78000" calcext:value-type="currency">
            <text:p>78,000.00 €</text:p>
          </table:table-cell>
          <table:table-cell table:style-name="ce2" table:formula="of:=-3000*[.B12]" office:value-type="currency" office:currency="EUR" office:value="-39000" calcext:value-type="currency">
            <text:p>-39,000.00 €</text:p>
          </table:table-cell>
          <table:table-cell table:style-name="ce2" table:formula="of:=[.B4]+[.C4]+[.D4]" office:value-type="currency" office:currency="EUR" office:value="39000" calcext:value-type="currency">
            <text:p>39,000.00 €</text:p>
          </table:table-cell>
          <table:table-cell table:number-columns-repeated="1019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78000" calcext:value-type="currency">
            <text:p>78,000.00 €</text:p>
          </table:table-cell>
          <table:table-cell table:style-name="ce2" table:formula="of:=-3000*[.B12]" office:value-type="currency" office:currency="EUR" office:value="-39000" calcext:value-type="currency">
            <text:p>-39,000.00 €</text:p>
          </table:table-cell>
          <table:table-cell table:style-name="ce3" table:formula="of:=[.B5]+[.C5]+[.D5]" office:value-type="currency" office:currency="EUR" office:value="39000" calcext:value-type="currency">
            <text:p>39,000.00 €</text:p>
          </table:table-cell>
          <table:table-cell table:number-columns-repeated="1019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78000" calcext:value-type="currency">
            <text:p>7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6]+[.C6]+[.D6]" office:value-type="currency" office:currency="EUR" office:value="78000" calcext:value-type="currency">
            <text:p>78,000.00 €</text:p>
          </table:table-cell>
          <table:table-cell table:number-columns-repeated="1019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78000" calcext:value-type="currency">
            <text:p>7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7]+[.C7]+[.D7]" office:value-type="currency" office:currency="EUR" office:value="78000" calcext:value-type="currency">
            <text:p>78,000.00 €</text:p>
          </table:table-cell>
          <table:table-cell table:number-columns-repeated="1019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78000" calcext:value-type="currency">
            <text:p>7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8]+[.C8]+[.D8]" office:value-type="currency" office:currency="EUR" office:value="78000" calcext:value-type="currency">
            <text:p>78,000.00 €</text:p>
          </table:table-cell>
          <table:table-cell table:number-columns-repeated="1019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78000" calcext:value-type="currency">
            <text:p>7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9]+[.C9]+[.D9]" office:value-type="currency" office:currency="EUR" office:value="78000" calcext:value-type="currency">
            <text:p>78,000.0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Precio unitario</text:p>
          </table:table-cell>
          <table:table-cell table:style-name="ce11" office:value-type="string" calcext:value-type="string">
            <text:p>Minimo ventas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TIR</text:p>
          </table:table-cell>
          <table:table-cell table:number-columns-repeated="1020"/>
        </table:table-row>
        <table:table-row table:style-name="ro1">
          <table:table-cell table:style-name="ce3" office:value-type="currency" office:currency="EUR" office:value="6000" calcext:value-type="currency">
            <text:p>6,000.00 €</text:p>
          </table:table-cell>
          <table:table-cell table:style-name="ce13" office:value-type="float" office:value="13" calcext:value-type="float">
            <text:p>13.00</text:p>
          </table:table-cell>
          <table:table-cell table:style-name="ce3" table:number-matrix-columns-spanned="1" table:number-matrix-rows-spanned="1" table:formula="of:=NPV(8%;[.E3:.E9]) + [.E2]" office:value-type="currency" office:currency="EUR" office:value="5590.08211675193" calcext:value-type="currency">
            <text:p>5,590.08 €</text:p>
          </table:table-cell>
          <table:table-cell table:style-name="ce15" table:formula="of:=IRR([.E2:.E9])" office:value-type="percentage" office:value="0.08469118114" calcext:value-type="percentage">
            <text:p>8.47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6" table:number-rows-spanned="1">
            <text:p>El número minimo de ventas, tomando en consideracion los parametros iniciales, son 19 unidades por año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d" table:style-name="ta5"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300000" calcext:value-type="currency">
            <text:p>-300,000.00 €</text:p>
          </table:table-cell>
          <table:table-cell table:number-columns-repeated="1019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12]*[.A12]" office:value-type="currency" office:currency="EUR" office:value="198000" calcext:value-type="currency">
            <text:p>198,000.00 €</text:p>
          </table:table-cell>
          <table:table-cell table:style-name="ce2" table:formula="of:=-3000*50" office:value-type="currency" office:currency="EUR" office:value="-150000" calcext:value-type="currency">
            <text:p>-150,000.00 €</text:p>
          </table:table-cell>
          <table:table-cell table:style-name="ce2" table:formula="of:=[.B3]+[.C3]+[.D3]" office:value-type="currency" office:currency="EUR" office:value="48000" calcext:value-type="currency">
            <text:p>48,000.00 €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198000" calcext:value-type="currency">
            <text:p>198,000.00 €</text:p>
          </table:table-cell>
          <table:table-cell table:style-name="ce2" table:formula="of:=-3000*30" office:value-type="currency" office:currency="EUR" office:value="-90000" calcext:value-type="currency">
            <text:p>-90,000.00 €</text:p>
          </table:table-cell>
          <table:table-cell table:style-name="ce2" table:formula="of:=[.B4]+[.C4]+[.D4]" office:value-type="currency" office:currency="EUR" office:value="108000" calcext:value-type="currency">
            <text:p>108,000.00 €</text:p>
          </table:table-cell>
          <table:table-cell table:number-columns-repeated="1019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198000" calcext:value-type="currency">
            <text:p>198,000.00 €</text:p>
          </table:table-cell>
          <table:table-cell table:style-name="ce2" table:formula="of:=-3000*20" office:value-type="currency" office:currency="EUR" office:value="-60000" calcext:value-type="currency">
            <text:p>-60,000.00 €</text:p>
          </table:table-cell>
          <table:table-cell table:style-name="ce3" table:formula="of:=[.B5]+[.C5]+[.D5]" office:value-type="currency" office:currency="EUR" office:value="138000" calcext:value-type="currency">
            <text:p>138,000.00 €</text:p>
          </table:table-cell>
          <table:table-cell table:number-columns-repeated="1019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198000" calcext:value-type="currency">
            <text:p>19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6]+[.C6]+[.D6]" office:value-type="currency" office:currency="EUR" office:value="198000" calcext:value-type="currency">
            <text:p>198,000.00 €</text:p>
          </table:table-cell>
          <table:table-cell table:number-columns-repeated="1019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198000" calcext:value-type="currency">
            <text:p>19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7]+[.C7]+[.D7]" office:value-type="currency" office:currency="EUR" office:value="198000" calcext:value-type="currency">
            <text:p>198,000.00 €</text:p>
          </table:table-cell>
          <table:table-cell table:number-columns-repeated="1019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198000" calcext:value-type="currency">
            <text:p>19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8]+[.C8]+[.D8]" office:value-type="currency" office:currency="EUR" office:value="198000" calcext:value-type="currency">
            <text:p>198,000.00 €</text:p>
          </table:table-cell>
          <table:table-cell table:number-columns-repeated="1019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14" table:formula="of:=[.B12]*[.A12]" office:value-type="currency" office:currency="EUR" office:value="198000" calcext:value-type="currency">
            <text:p>198,000.00 €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[.B9]+[.C9]+[.D9]" office:value-type="currency" office:currency="EUR" office:value="198000" calcext:value-type="currency">
            <text:p>198,000.0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Precio unitario</text:p>
          </table:table-cell>
          <table:table-cell table:style-name="ce11" office:value-type="string" calcext:value-type="string">
            <text:p>Minimo ventas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string" calcext:value-type="string">
            <text:p>Q</text:p>
          </table:table-cell>
          <table:table-cell table:number-columns-repeated="1019"/>
        </table:table-row>
        <table:table-row table:style-name="ro1">
          <table:table-cell table:style-name="ce3" office:value-type="currency" office:currency="EUR" office:value="6000" calcext:value-type="currency">
            <text:p>6,000.00 €</text:p>
          </table:table-cell>
          <table:table-cell table:style-name="ce13" office:value-type="float" office:value="33" calcext:value-type="float">
            <text:p>33.00</text:p>
          </table:table-cell>
          <table:table-cell table:style-name="ce3" table:number-matrix-columns-spanned="1" table:number-matrix-rows-spanned="1" table:formula="of:=NPV(8%;[.E3:.E9]) + [.E2]" office:value-type="currency" office:currency="EUR" office:value="467181.954548958" calcext:value-type="currency">
            <text:p>467,181.95 €</text:p>
          </table:table-cell>
          <table:table-cell table:style-name="ce15" table:formula="of:=IRR([.E2:.E9])" office:value-type="percentage" office:value="0.3640538963" calcext:value-type="percentage">
            <text:p>36.41%</text:p>
          </table:table-cell>
          <table:table-cell table:style-name="ce9" table:number-matrix-columns-spanned="1" table:number-matrix-rows-spanned="1" table:formula="of:=[.C12] / ABS(NPV(10%;[.B3:.B9]) + [.B2])" office:value-type="percentage" office:value="1.55727318182986" calcext:value-type="percentage">
            <text:p>155.73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4" table:number-rows-spanned="1">
            <text:p>Usando un valor de 33 productos, obtenemos una Q mayor al 150%. Usando un valor de 32, nos quedamos por debajo del 150%, no puediendo usar numeros no enteros como valor minimo de ventas anuales. <text:s/></text:p>
          </table:table-cell>
          <table:covered-table-cell table:number-columns-repeated="13"/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3a" table:style-name="ta6"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1" office:value-type="string" calcext:value-type="string">
            <text:p>INTERÉS</text:p>
          </table:table-cell>
          <table:table-cell table:style-name="ce1" office:value-type="string" calcext:value-type="string">
            <text:p>1 / (1 + interés)</text:p>
          </table:table-cell>
          <table:table-cell table:style-name="ce1" office:value-type="string" calcext:value-type="string">
            <text:p>Factor descuento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300000" calcext:value-type="currency">
            <text:p>-300,000.00 €</text:p>
          </table:table-cell>
          <table:table-cell table:style-name="ce17"/>
          <table:table-cell table:number-columns-repeated="2" table:style-name="ce13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2" table:formula="of:=[.B3]+[.C3]+[.D3]" office:value-type="currency" office:currency="EUR" office:value="-180000" calcext:value-type="currency">
            <text:p>-180,000.00 €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18" table:formula="of:=1/(1+[.F3])" office:value-type="float" office:value="0.892857142857143" calcext:value-type="float">
            <text:p>0.8929</text:p>
          </table:table-cell>
          <table:table-cell table:style-name="ce18" table:formula="of:=PRODUCT([.G2:.G3])" office:value-type="float" office:value="0.8928571429" calcext:value-type="float">
            <text:p>0.8929</text:p>
          </table:table-cell>
          <table:table-cell table:number-columns-repeated="1016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4]+[.C4]+[.D4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18" table:formula="of:=1/(1+[.F4])" office:value-type="float" office:value="0.892857142857143" calcext:value-type="float">
            <text:p>0.8929</text:p>
          </table:table-cell>
          <table:table-cell table:style-name="ce18" table:formula="of:=PRODUCT([.G$2:.G4])" office:value-type="float" office:value="0.79719387755102" calcext:value-type="float">
            <text:p>0.7972</text:p>
          </table:table-cell>
          <table:table-cell table:number-columns-repeated="1016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5]+[.C5]+[.D5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18" table:formula="of:=1/(1+[.F5])" office:value-type="float" office:value="0.892857142857143" calcext:value-type="float">
            <text:p>0.8929</text:p>
          </table:table-cell>
          <table:table-cell table:style-name="ce18" table:formula="of:=PRODUCT([.G$2:.G5])" office:value-type="float" office:value="0.711780247813411" calcext:value-type="float">
            <text:p>0.7118</text:p>
          </table:table-cell>
          <table:table-cell table:number-columns-repeated="1016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6]+[.C6]+[.D6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18" table:formula="of:=1/(1+[.F6])" office:value-type="float" office:value="0.909090909090909" calcext:value-type="float">
            <text:p>0.9091</text:p>
          </table:table-cell>
          <table:table-cell table:style-name="ce18" table:formula="of:=PRODUCT([.G$2:.G6])" office:value-type="float" office:value="0.647072952557646" calcext:value-type="float">
            <text:p>0.6471</text:p>
          </table:table-cell>
          <table:table-cell table:number-columns-repeated="1016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7]+[.C7]+[.D7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18" table:formula="of:=1/(1+[.F7])" office:value-type="float" office:value="0.909090909090909" calcext:value-type="float">
            <text:p>0.9091</text:p>
          </table:table-cell>
          <table:table-cell table:style-name="ce18" table:formula="of:=PRODUCT([.G$2:.G7])" office:value-type="float" office:value="0.588248138688769" calcext:value-type="float">
            <text:p>0.5882</text:p>
          </table:table-cell>
          <table:table-cell table:number-columns-repeated="1016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2" table:formula="of:=PMT(10%;3;120000)" office:value-type="currency" office:currency="EUR" office:value="-48253.7764350453" calcext:value-type="currency">
            <text:p>-48,253.78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8]+[.C8]+[.D8]" office:value-type="currency" office:currency="EUR" office:value="131746.223564955" calcext:value-type="currency">
            <text:p>131,746.22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8])" office:value-type="float" office:value="0.925925925925926" calcext:value-type="float">
            <text:p>0.9259</text:p>
          </table:table-cell>
          <table:table-cell table:style-name="ce18" table:formula="of:=PRODUCT([.G$2:.G8])" office:value-type="float" office:value="0.544674202489601" calcext:value-type="float">
            <text:p>0.5447</text:p>
          </table:table-cell>
          <table:table-cell table:number-columns-repeated="1016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2" table:formula="of:=PMT(10%;3;120000)" office:value-type="currency" office:currency="EUR" office:value="-48253.7764350453" calcext:value-type="currency">
            <text:p>-48,253.78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9]+[.C9]+[.D9]" office:value-type="currency" office:currency="EUR" office:value="131746.223564955" calcext:value-type="currency">
            <text:p>131,746.22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9])" office:value-type="float" office:value="0.925925925925926" calcext:value-type="float">
            <text:p>0.9259</text:p>
          </table:table-cell>
          <table:table-cell table:style-name="ce18" table:formula="of:=PRODUCT([.G$2:.G9])" office:value-type="float" office:value="0.504327965268149" calcext:value-type="float">
            <text:p>0.5043</text:p>
          </table:table-cell>
          <table:table-cell table:number-columns-repeated="1016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2" table:formula="of:=PMT(10%;3;120000)" office:value-type="currency" office:currency="EUR" office:value="-48253.7764350453" calcext:value-type="currency">
            <text:p>-48,253.78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0]+[.C10]+[.D10]" office:value-type="currency" office:currency="EUR" office:value="131746.223564955" calcext:value-type="currency">
            <text:p>131,746.22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0])" office:value-type="float" office:value="0.925925925925926" calcext:value-type="float">
            <text:p>0.9259</text:p>
          </table:table-cell>
          <table:table-cell table:style-name="ce18" table:formula="of:=PRODUCT([.G$2:.G10])" office:value-type="float" office:value="0.466970338211249" calcext:value-type="float">
            <text:p>0.4670</text:p>
          </table:table-cell>
          <table:table-cell table:number-columns-repeated="1016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1]+[.C11]+[.D11]" office:value-type="currency" office:currency="EUR" office:value="180000" calcext:value-type="currency">
            <text:p>180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1])" office:value-type="float" office:value="0.925925925925926" calcext:value-type="float">
            <text:p>0.9259</text:p>
          </table:table-cell>
          <table:table-cell table:style-name="ce18" table:formula="of:=PRODUCT([.G$2:.G11])" office:value-type="float" office:value="0.432379942788194" calcext:value-type="float">
            <text:p>0.4324</text:p>
          </table:table-cell>
          <table:table-cell table:number-columns-repeated="1016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2]+[.C12]+[.D12]" office:value-type="currency" office:currency="EUR" office:value="180000" calcext:value-type="currency">
            <text:p>180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2])" office:value-type="float" office:value="0.925925925925926" calcext:value-type="float">
            <text:p>0.9259</text:p>
          </table:table-cell>
          <table:table-cell table:style-name="ce18" table:formula="of:=PRODUCT([.G$2:.G12])" office:value-type="float" office:value="0.400351798877957" calcext:value-type="float">
            <text:p>0.4004</text:p>
          </table:table-cell>
          <table:table-cell table:number-columns-repeated="1016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3]+[.C13]+[.D13]" office:value-type="currency" office:currency="EUR" office:value="180000" calcext:value-type="currency">
            <text:p>180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3])" office:value-type="float" office:value="0.925925925925926" calcext:value-type="float">
            <text:p>0.9259</text:p>
          </table:table-cell>
          <table:table-cell table:style-name="ce18" table:formula="of:=PRODUCT([.G$2:.G13])" office:value-type="float" office:value="0.370696110072182" calcext:value-type="float">
            <text:p>0.3707</text:p>
          </table:table-cell>
          <table:table-cell table:number-columns-repeated="1016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4]+[.C14]+[.D14]" office:value-type="currency" office:currency="EUR" office:value="180000" calcext:value-type="currency">
            <text:p>180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4])" office:value-type="float" office:value="0.925925925925926" calcext:value-type="float">
            <text:p>0.9259</text:p>
          </table:table-cell>
          <table:table-cell table:style-name="ce18" table:formula="of:=PRODUCT([.G$2:.G14])" office:value-type="float" office:value="0.343237138955724" calcext:value-type="float">
            <text:p>0.343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IR</text:p>
          </table:table-cell>
          <table:table-cell table:number-columns-repeated="1021"/>
        </table:table-row>
        <table:table-row table:style-name="ro1">
          <table:table-cell table:style-name="ce3" table:formula="of:=[.E2]+SUMPRODUCT([.E3:.E14];[.H3:.H14])" office:value-type="currency" office:currency="EUR" office:value="346724.4913" calcext:value-type="currency">
            <text:p>346,724.49 €</text:p>
          </table:table-cell>
          <table:table-cell table:style-name="ce9" table:formula="of:=[.A17] / ABS([.B2]+SUMPRODUCT([.B3:.B14];[.H3:.H14]))" office:value-type="percentage" office:value="0.5409046354" calcext:value-type="percentage">
            <text:p>54.09%</text:p>
          </table:table-cell>
          <table:table-cell table:style-name="ce16" table:formula="of:=IRR([.E2:.E12])" office:value-type="percentage" office:value="0.1911881519" calcext:value-type="percentage">
            <text:p>19%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3b" table:style-name="ta7">
        <table:table-column table:style-name="co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1" office:value-type="string" calcext:value-type="string">
            <text:p>INTERÉS</text:p>
          </table:table-cell>
          <table:table-cell table:style-name="ce1" office:value-type="string" calcext:value-type="string">
            <text:p>1 / (1 + interés)</text:p>
          </table:table-cell>
          <table:table-cell table:style-name="ce1" office:value-type="string" calcext:value-type="string">
            <text:p>Factor descuento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+[.C2]+[.D2]" office:value-type="currency" office:currency="EUR" office:value="-300000" calcext:value-type="currency">
            <text:p>-300,000.00 €</text:p>
          </table:table-cell>
          <table:table-cell table:style-name="ce17"/>
          <table:table-cell table:number-columns-repeated="2" table:style-name="ce13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2" table:formula="of:=[.B3]+[.C3]+[.D3]" office:value-type="currency" office:currency="EUR" office:value="-180000" calcext:value-type="currency">
            <text:p>-180,000.00 €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18" table:formula="of:=1/(1+[.F3])" office:value-type="float" office:value="0.892857142857143" calcext:value-type="float">
            <text:p>0.8929</text:p>
          </table:table-cell>
          <table:table-cell table:style-name="ce18" table:formula="of:=PRODUCT([.G2:.G3])" office:value-type="float" office:value="0.8928571429" calcext:value-type="float">
            <text:p>0.8929</text:p>
          </table:table-cell>
          <table:table-cell table:number-columns-repeated="1016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4]+[.C4]+[.D4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18" table:formula="of:=1/(1+[.F4])" office:value-type="float" office:value="0.892857142857143" calcext:value-type="float">
            <text:p>0.8929</text:p>
          </table:table-cell>
          <table:table-cell table:style-name="ce18" table:formula="of:=PRODUCT([.G$2:.G4])" office:value-type="float" office:value="0.79719387755102" calcext:value-type="float">
            <text:p>0.7972</text:p>
          </table:table-cell>
          <table:table-cell table:number-columns-repeated="1016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5]+[.C5]+[.D5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18" table:formula="of:=1/(1+[.F5])" office:value-type="float" office:value="0.892857142857143" calcext:value-type="float">
            <text:p>0.8929</text:p>
          </table:table-cell>
          <table:table-cell table:style-name="ce18" table:formula="of:=PRODUCT([.G$2:.G5])" office:value-type="float" office:value="0.711780247813411" calcext:value-type="float">
            <text:p>0.7118</text:p>
          </table:table-cell>
          <table:table-cell table:number-columns-repeated="1016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6]+[.C6]+[.D6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18" table:formula="of:=1/(1+[.F6])" office:value-type="float" office:value="0.909090909090909" calcext:value-type="float">
            <text:p>0.9091</text:p>
          </table:table-cell>
          <table:table-cell table:style-name="ce18" table:formula="of:=PRODUCT([.G$2:.G6])" office:value-type="float" office:value="0.647072952557646" calcext:value-type="float">
            <text:p>0.6471</text:p>
          </table:table-cell>
          <table:table-cell table:number-columns-repeated="1016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420000" calcext:value-type="currency">
            <text:p>420,000.00 €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[.B7]+[.C7]+[.D7]" office:value-type="currency" office:currency="EUR" office:value="120000" calcext:value-type="currency">
            <text:p>120,000.00 €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18" table:formula="of:=1/(1+[.F7])" office:value-type="float" office:value="0.909090909090909" calcext:value-type="float">
            <text:p>0.9091</text:p>
          </table:table-cell>
          <table:table-cell table:style-name="ce18" table:formula="of:=PRODUCT([.G$2:.G7])" office:value-type="float" office:value="0.588248138688769" calcext:value-type="float">
            <text:p>0.5882</text:p>
          </table:table-cell>
          <table:table-cell table:number-columns-repeated="1016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8]+[.C8]+[.D8] - ([.B8]+[.C8]+[.D8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8])" office:value-type="float" office:value="0.925925925925926" calcext:value-type="float">
            <text:p>0.9259</text:p>
          </table:table-cell>
          <table:table-cell table:style-name="ce18" table:formula="of:=PRODUCT([.G$2:.G8])" office:value-type="float" office:value="0.544674202489601" calcext:value-type="float">
            <text:p>0.5447</text:p>
          </table:table-cell>
          <table:table-cell table:number-columns-repeated="1016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9]+[.C9]+[.D9] - ([.B9]+[.C9]+[.D9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9])" office:value-type="float" office:value="0.925925925925926" calcext:value-type="float">
            <text:p>0.9259</text:p>
          </table:table-cell>
          <table:table-cell table:style-name="ce18" table:formula="of:=PRODUCT([.G$2:.G9])" office:value-type="float" office:value="0.504327965268149" calcext:value-type="float">
            <text:p>0.5043</text:p>
          </table:table-cell>
          <table:table-cell table:number-columns-repeated="1016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0]+[.C10]+[.D10] - ([.B10]+[.C10]+[.D10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0])" office:value-type="float" office:value="0.925925925925926" calcext:value-type="float">
            <text:p>0.9259</text:p>
          </table:table-cell>
          <table:table-cell table:style-name="ce18" table:formula="of:=PRODUCT([.G$2:.G10])" office:value-type="float" office:value="0.466970338211249" calcext:value-type="float">
            <text:p>0.4670</text:p>
          </table:table-cell>
          <table:table-cell table:number-columns-repeated="1016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1]+[.C11]+[.D11] - ([.B11]+[.C11]+[.D11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1])" office:value-type="float" office:value="0.925925925925926" calcext:value-type="float">
            <text:p>0.9259</text:p>
          </table:table-cell>
          <table:table-cell table:style-name="ce18" table:formula="of:=PRODUCT([.G$2:.G11])" office:value-type="float" office:value="0.432379942788194" calcext:value-type="float">
            <text:p>0.4324</text:p>
          </table:table-cell>
          <table:table-cell table:number-columns-repeated="1016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2]+[.C12]+[.D12] - ([.B12]+[.C12]+[.D12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2])" office:value-type="float" office:value="0.925925925925926" calcext:value-type="float">
            <text:p>0.9259</text:p>
          </table:table-cell>
          <table:table-cell table:style-name="ce18" table:formula="of:=PRODUCT([.G$2:.G12])" office:value-type="float" office:value="0.400351798877957" calcext:value-type="float">
            <text:p>0.4004</text:p>
          </table:table-cell>
          <table:table-cell table:number-columns-repeated="1016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3]+[.C13]+[.D13] - ([.B13]+[.C13]+[.D13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3])" office:value-type="float" office:value="0.925925925925926" calcext:value-type="float">
            <text:p>0.9259</text:p>
          </table:table-cell>
          <table:table-cell table:style-name="ce18" table:formula="of:=PRODUCT([.G$2:.G13])" office:value-type="float" office:value="0.370696110072182" calcext:value-type="float">
            <text:p>0.3707</text:p>
          </table:table-cell>
          <table:table-cell table:number-columns-repeated="1016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office:value-type="currency" office:currency="EUR" office:value="540000" calcext:value-type="currency">
            <text:p>540,000.00 €</text:p>
          </table:table-cell>
          <table:table-cell table:style-name="ce2" office:value-type="currency" office:currency="EUR" office:value="-360000" calcext:value-type="currency">
            <text:p>-360,000.00 €</text:p>
          </table:table-cell>
          <table:table-cell table:style-name="ce3" table:formula="of:=[.B14]+[.C14]+[.D14] - ([.B14]+[.C14]+[.D14])/10" office:value-type="currency" office:currency="EUR" office:value="162000" calcext:value-type="currency">
            <text:p>162,000.00 €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18" table:formula="of:=1/(1+[.F14])" office:value-type="float" office:value="0.925925925925926" calcext:value-type="float">
            <text:p>0.9259</text:p>
          </table:table-cell>
          <table:table-cell table:style-name="ce18" table:formula="of:=PRODUCT([.G$2:.G14])" office:value-type="float" office:value="0.343237138955724" calcext:value-type="float">
            <text:p>0.343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IR</text:p>
          </table:table-cell>
          <table:table-cell table:number-columns-repeated="1021"/>
        </table:table-row>
        <table:table-row table:style-name="ro1">
          <table:table-cell table:style-name="ce3" table:formula="of:=[.E2]+SUMPRODUCT([.E3:.E14];[.H3:.H14])" office:value-type="currency" office:currency="EUR" office:value="364748.4147" calcext:value-type="currency">
            <text:p>364,748.41 €</text:p>
          </table:table-cell>
          <table:table-cell table:style-name="ce9" table:formula="of:=[.A17] / ABS([.B2]+SUMPRODUCT([.B3:.B14];[.H3:.H14]))" office:value-type="percentage" office:value="0.6423242524" calcext:value-type="percentage">
            <text:p>64.23%</text:p>
          </table:table-cell>
          <table:table-cell table:style-name="ce16" table:formula="of:=IRR([.E2:.E12])" office:value-type="percentage" office:value="0.2019755436" calcext:value-type="percentage">
            <text:p>20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0" table:number-rows-spanned="1">
            <text:p>Sin realizar la inversion , la Tasa Interna de Retorno aumenta solo un 1%, podemos afirmar que la diferencia entre ambos casos no es sigificativa.</text:p>
          </table:table-cell>
          <table:covered-table-cell table:number-columns-repeated="9"/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4a" table:style-name="ta8">
        <table:table-column table:style-name="co3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1" office:value-type="string" calcext:value-type="string">
            <text:p>INTERÉS</text:p>
          </table:table-cell>
          <table:table-cell table:style-name="ce1" office:value-type="string" calcext:value-type="string">
            <text:p>INTERÉS + INFLACIÓN</text:p>
          </table:table-cell>
          <table:table-cell table:style-name="ce1" office:value-type="string" calcext:value-type="string">
            <text:p>1 / (1 + interés)</text:p>
          </table:table-cell>
          <table:table-cell table:style-name="ce1" office:value-type="string" calcext:value-type="string">
            <text:p>Factor descuento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600000" calcext:value-type="currency">
            <text:p>-6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 + [.C2] + [.D2]" office:value-type="currency" office:currency="EUR" office:value="-600000" calcext:value-type="currency">
            <text:p>-600,000.00 €</text:p>
          </table:table-cell>
          <table:table-cell table:style-name="ce9"/>
          <table:table-cell table:style-name="ce13"/>
          <table:table-cell table:number-columns-repeated="2" table:style-name="ce13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10000 * 15" office:value-type="currency" office:currency="EUR" office:value="150000" calcext:value-type="currency">
            <text:p>150,000.00 €</text:p>
          </table:table-cell>
          <table:table-cell table:style-name="ce2" table:formula="of:=-(30000 + 3*10000)" office:value-type="currency" office:currency="EUR" office:value="-60000" calcext:value-type="currency">
            <text:p>-60,000.00 €</text:p>
          </table:table-cell>
          <table:table-cell table:style-name="ce2" table:formula="of:=[.B3] + [.C3] + [.D3]" office:value-type="currency" office:currency="EUR" office:value="-210000" calcext:value-type="currency">
            <text:p>-210,000.00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3] + 3%" office:value-type="percentage" office:value="0.1" calcext:value-type="percentage">
            <text:p>10.00%</text:p>
          </table:table-cell>
          <table:table-cell table:style-name="ce18" table:formula="of:=1/(1+[.F3])" office:value-type="float" office:value="0.934579439252336" calcext:value-type="float">
            <text:p>0.9346</text:p>
          </table:table-cell>
          <table:table-cell table:style-name="ce18" table:formula="of:=PRODUCT([.H$2:.H3])" office:value-type="float" office:value="0.934579439252336" calcext:value-type="float">
            <text:p>0.9346</text:p>
          </table:table-cell>
          <table:table-cell table:number-columns-repeated="1015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 * 15000" office:value-type="currency" office:currency="EUR" office:value="225000" calcext:value-type="currency">
            <text:p>225,000.00 €</text:p>
          </table:table-cell>
          <table:table-cell table:style-name="ce2" table:formula="of:=-(30000 + 3*15000)" office:value-type="currency" office:currency="EUR" office:value="-75000" calcext:value-type="currency">
            <text:p>-75,000.00 €</text:p>
          </table:table-cell>
          <table:table-cell table:style-name="ce3" table:formula="of:=[.B4] + [.C4] + [.D4]" office:value-type="currency" office:currency="EUR" office:value="150000" calcext:value-type="currency">
            <text:p>150,000.00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4] + 3%" office:value-type="percentage" office:value="0.1" calcext:value-type="percentage">
            <text:p>10.00%</text:p>
          </table:table-cell>
          <table:table-cell table:style-name="ce18" table:formula="of:=1/(1+[.F4])" office:value-type="float" office:value="0.934579439252336" calcext:value-type="float">
            <text:p>0.9346</text:p>
          </table:table-cell>
          <table:table-cell table:style-name="ce18" table:formula="of:=PRODUCT([.H$2:.H4])" office:value-type="float" office:value="0.873438728273212" calcext:value-type="float">
            <text:p>0.8734</text:p>
          </table:table-cell>
          <table:table-cell table:number-columns-repeated="1015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5] + [.C5] + [.D5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5] + 3%" office:value-type="percentage" office:value="0.1" calcext:value-type="percentage">
            <text:p>10.00%</text:p>
          </table:table-cell>
          <table:table-cell table:style-name="ce18" table:formula="of:=1/(1+[.F5])" office:value-type="float" office:value="0.934579439252336" calcext:value-type="float">
            <text:p>0.9346</text:p>
          </table:table-cell>
          <table:table-cell table:style-name="ce18" table:formula="of:=PRODUCT([.H$2:.H5])" office:value-type="float" office:value="0.816297876890852" calcext:value-type="float">
            <text:p>0.8163</text:p>
          </table:table-cell>
          <table:table-cell table:number-columns-repeated="1015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6] + [.C6] + [.D6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6] + 3%" office:value-type="percentage" office:value="0.1" calcext:value-type="percentage">
            <text:p>10.00%</text:p>
          </table:table-cell>
          <table:table-cell table:style-name="ce18" table:formula="of:=1/(1+[.F6])" office:value-type="float" office:value="0.934579439252336" calcext:value-type="float">
            <text:p>0.9346</text:p>
          </table:table-cell>
          <table:table-cell table:style-name="ce18" table:formula="of:=PRODUCT([.H$2:.H6])" office:value-type="float" office:value="0.762895212047525" calcext:value-type="float">
            <text:p>0.7629</text:p>
          </table:table-cell>
          <table:table-cell table:number-columns-repeated="1015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7] + [.C7] + [.D7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7] + 3%" office:value-type="percentage" office:value="0.1" calcext:value-type="percentage">
            <text:p>10.00%</text:p>
          </table:table-cell>
          <table:table-cell table:style-name="ce18" table:formula="of:=1/(1+[.F7])" office:value-type="float" office:value="0.934579439252336" calcext:value-type="float">
            <text:p>0.9346</text:p>
          </table:table-cell>
          <table:table-cell table:style-name="ce18" table:formula="of:=PRODUCT([.H$2:.H7])" office:value-type="float" office:value="0.712986179483668" calcext:value-type="float">
            <text:p>0.7130</text:p>
          </table:table-cell>
          <table:table-cell table:number-columns-repeated="1015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8] + [.C8] + [.D8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8] + 3%" office:value-type="percentage" office:value="0.08" calcext:value-type="percentage">
            <text:p>8.00%</text:p>
          </table:table-cell>
          <table:table-cell table:style-name="ce18" table:formula="of:=1/(1+[.F8])" office:value-type="float" office:value="0.952380952380952" calcext:value-type="float">
            <text:p>0.9524</text:p>
          </table:table-cell>
          <table:table-cell table:style-name="ce18" table:formula="of:=PRODUCT([.H$2:.H8])" office:value-type="float" office:value="0.679034456651113" calcext:value-type="float">
            <text:p>0.6790</text:p>
          </table:table-cell>
          <table:table-cell table:number-columns-repeated="1015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2" office:value-type="currency" office:currency="EUR" office:value="-270000" calcext:value-type="currency">
            <text:p>-270,00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2" table:formula="of:=[.B9] + [.C9] + [.D9]" office:value-type="currency" office:currency="EUR" office:value="-60000" calcext:value-type="currency">
            <text:p>-6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9] + 3%" office:value-type="percentage" office:value="0.08" calcext:value-type="percentage">
            <text:p>8.00%</text:p>
          </table:table-cell>
          <table:table-cell table:style-name="ce18" table:formula="of:=1/(1+[.F9])" office:value-type="float" office:value="0.952380952380952" calcext:value-type="float">
            <text:p>0.9524</text:p>
          </table:table-cell>
          <table:table-cell table:style-name="ce18" table:formula="of:=PRODUCT([.H$2:.H9])" office:value-type="float" office:value="0.646699482524869" calcext:value-type="float">
            <text:p>0.6467</text:p>
          </table:table-cell>
          <table:table-cell table:number-columns-repeated="1015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0] + [.C10] + [.D10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0] + 3%" office:value-type="percentage" office:value="0.08" calcext:value-type="percentage">
            <text:p>8.00%</text:p>
          </table:table-cell>
          <table:table-cell table:style-name="ce18" table:formula="of:=1/(1+[.F10])" office:value-type="float" office:value="0.952380952380952" calcext:value-type="float">
            <text:p>0.9524</text:p>
          </table:table-cell>
          <table:table-cell table:style-name="ce18" table:formula="of:=PRODUCT([.H$2:.H10])" office:value-type="float" office:value="0.615904269071304" calcext:value-type="float">
            <text:p>0.6159</text:p>
          </table:table-cell>
          <table:table-cell table:number-columns-repeated="1015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1] + [.C11] + [.D11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1] + 3%" office:value-type="percentage" office:value="0.08" calcext:value-type="percentage">
            <text:p>8.00%</text:p>
          </table:table-cell>
          <table:table-cell table:style-name="ce18" table:formula="of:=1/(1+[.F11])" office:value-type="float" office:value="0.952380952380952" calcext:value-type="float">
            <text:p>0.9524</text:p>
          </table:table-cell>
          <table:table-cell table:style-name="ce18" table:formula="of:=PRODUCT([.H$2:.H11])" office:value-type="float" office:value="0.586575494353623" calcext:value-type="float">
            <text:p>0.5866</text:p>
          </table:table-cell>
          <table:table-cell table:number-columns-repeated="1015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2] + [.C12] + [.D12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2] + 3%" office:value-type="percentage" office:value="0.08" calcext:value-type="percentage">
            <text:p>8.00%</text:p>
          </table:table-cell>
          <table:table-cell table:style-name="ce18" table:formula="of:=1/(1+[.F12])" office:value-type="float" office:value="0.952380952380952" calcext:value-type="float">
            <text:p>0.9524</text:p>
          </table:table-cell>
          <table:table-cell table:style-name="ce18" table:formula="of:=PRODUCT([.H$2:.H12])" office:value-type="float" office:value="0.558643327955831" calcext:value-type="float">
            <text:p>0.5586</text:p>
          </table:table-cell>
          <table:table-cell table:number-columns-repeated="1015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3] + [.C13] + [.D13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3] + 3%" office:value-type="percentage" office:value="0.08" calcext:value-type="percentage">
            <text:p>8.00%</text:p>
          </table:table-cell>
          <table:table-cell table:style-name="ce18" table:formula="of:=1/(1+[.F13])" office:value-type="float" office:value="0.952380952380952" calcext:value-type="float">
            <text:p>0.9524</text:p>
          </table:table-cell>
          <table:table-cell table:style-name="ce18" table:formula="of:=PRODUCT([.H$2:.H13])" office:value-type="float" office:value="0.532041264719839" calcext:value-type="float">
            <text:p>0.5320</text:p>
          </table:table-cell>
          <table:table-cell table:number-columns-repeated="1015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4] + [.C14] + [.D14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4] + 3%" office:value-type="percentage" office:value="0.08" calcext:value-type="percentage">
            <text:p>8.00%</text:p>
          </table:table-cell>
          <table:table-cell table:style-name="ce18" table:formula="of:=1/(1+[.F14])" office:value-type="float" office:value="0.952380952380952" calcext:value-type="float">
            <text:p>0.9524</text:p>
          </table:table-cell>
          <table:table-cell table:style-name="ce18" table:formula="of:=PRODUCT([.H$2:.H14])" office:value-type="float" office:value="0.506705966399847" calcext:value-type="float">
            <text:p>0.5067</text:p>
          </table:table-cell>
          <table:table-cell table:number-columns-repeated="1015"/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5] + [.C15] + [.D15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5] + 3%" office:value-type="percentage" office:value="0.08" calcext:value-type="percentage">
            <text:p>8.00%</text:p>
          </table:table-cell>
          <table:table-cell table:style-name="ce18" table:formula="of:=1/(1+[.F15])" office:value-type="float" office:value="0.952380952380952" calcext:value-type="float">
            <text:p>0.9524</text:p>
          </table:table-cell>
          <table:table-cell table:style-name="ce18" table:formula="of:=PRODUCT([.H$2:.H15])" office:value-type="float" office:value="0.482577110856997" calcext:value-type="float">
            <text:p>0.4826</text:p>
          </table:table-cell>
          <table:table-cell table:number-columns-repeated="1015"/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6] + [.C16] + [.D16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6] + 3%" office:value-type="percentage" office:value="0.08" calcext:value-type="percentage">
            <text:p>8.00%</text:p>
          </table:table-cell>
          <table:table-cell table:style-name="ce18" table:formula="of:=1/(1+[.F16])" office:value-type="float" office:value="0.952380952380952" calcext:value-type="float">
            <text:p>0.9524</text:p>
          </table:table-cell>
          <table:table-cell table:style-name="ce18" table:formula="of:=PRODUCT([.H$2:.H16])" office:value-type="float" office:value="0.459597248435235" calcext:value-type="float">
            <text:p>0.4596</text:p>
          </table:table-cell>
          <table:table-cell table:number-columns-repeated="1015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7] + [.C17] + [.D17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7] + 3%" office:value-type="percentage" office:value="0.08" calcext:value-type="percentage">
            <text:p>8.00%</text:p>
          </table:table-cell>
          <table:table-cell table:style-name="ce18" table:formula="of:=1/(1+[.F17])" office:value-type="float" office:value="0.952380952380952" calcext:value-type="float">
            <text:p>0.9524</text:p>
          </table:table-cell>
          <table:table-cell table:style-name="ce18" table:formula="of:=PRODUCT([.H$2:.H17])" office:value-type="float" office:value="0.437711665176414" calcext:value-type="float">
            <text:p>0.4377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IR</text:p>
          </table:table-cell>
          <table:table-cell table:number-columns-repeated="1021"/>
        </table:table-row>
        <table:table-row table:style-name="ro1">
          <table:table-cell table:style-name="ce3" table:formula="of:=[.E2]+SUMPRODUCT([.E3:.E17];[.I3:.I17])" office:value-type="currency" office:currency="EUR" office:value="650921.9918" calcext:value-type="currency">
            <text:p>650,921.99 €</text:p>
          </table:table-cell>
          <table:table-cell table:style-name="ce9" table:formula="of:=[.A22] / ABS([.B2]+SUMPRODUCT([.B3:.B17];[.I3:.I17]))" office:value-type="percentage" office:value="0.5416601603" calcext:value-type="percentage">
            <text:p>54.17%</text:p>
          </table:table-cell>
          <table:table-cell table:style-name="ce16" table:formula="of:=IRR([.E2:.E17])" office:value-type="percentage" office:value="0.1520619131" calcext:value-type="percentage">
            <text:p>15%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4c" table:style-name="ta9">
        <table:table-column table:style-name="co18" table:default-cell-style-name="Default"/>
        <table:table-column table:style-name="co3" table:number-columns-repeated="7" table:default-cell-style-name="Default"/>
        <table:table-column table:style-name="co28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AGO DE INVERSION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MOVIMIENTOS DE FONDOS</text:p>
          </table:table-cell>
          <table:table-cell table:style-name="ce1" office:value-type="string" calcext:value-type="string">
            <text:p>INTERÉS</text:p>
          </table:table-cell>
          <table:table-cell table:style-name="ce1" office:value-type="string" calcext:value-type="string">
            <text:p>INTERÉS + INFLACIÓN</text:p>
          </table:table-cell>
          <table:table-cell table:style-name="ce1" office:value-type="string" calcext:value-type="string">
            <text:p>1 / (1 + interés)</text:p>
          </table:table-cell>
          <table:table-cell table:style-name="ce1" office:value-type="string" calcext:value-type="string">
            <text:p>Factor descuento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currency" office:currency="EUR" office:value="-600000" calcext:value-type="currency">
            <text:p>-600,000.00 €</text:p>
          </table:table-cell>
          <table:table-cell table:number-columns-repeated="2" table:style-name="ce3" office:value-type="currency" office:currency="EUR" office:value="0" calcext:value-type="currency">
            <text:p>0.00 €</text:p>
          </table:table-cell>
          <table:table-cell table:style-name="ce2" table:formula="of:=[.B2] + [.C2] + [.D2]" office:value-type="currency" office:currency="EUR" office:value="-600000" calcext:value-type="currency">
            <text:p>-600,000.00 €</text:p>
          </table:table-cell>
          <table:table-cell table:style-name="ce9"/>
          <table:table-cell table:style-name="ce13"/>
          <table:table-cell table:number-columns-repeated="2" table:style-name="ce13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table:style-name="ce1" table:formula="of:=[.A2]+1" office:value-type="float" office:value="1" calcext:value-type="float">
            <text:p>1</text:p>
          </table:table-cell>
          <table:table-cell table:style-name="ce2" office:value-type="currency" office:currency="EUR" office:value="-300000" calcext:value-type="currency">
            <text:p>-300,000.00 €</text:p>
          </table:table-cell>
          <table:table-cell table:style-name="ce3" table:formula="of:=10000 * 15" office:value-type="currency" office:currency="EUR" office:value="150000" calcext:value-type="currency">
            <text:p>150,000.00 €</text:p>
          </table:table-cell>
          <table:table-cell table:style-name="ce2" table:formula="of:=-(30000 + 3*10000)" office:value-type="currency" office:currency="EUR" office:value="-60000" calcext:value-type="currency">
            <text:p>-60,000.00 €</text:p>
          </table:table-cell>
          <table:table-cell table:style-name="ce2" table:formula="of:=[.B3] + [.C3] + [.D3]" office:value-type="currency" office:currency="EUR" office:value="-210000" calcext:value-type="currency">
            <text:p>-210,000.00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3] + 3%" office:value-type="percentage" office:value="0.1" calcext:value-type="percentage">
            <text:p>10.00%</text:p>
          </table:table-cell>
          <table:table-cell table:style-name="ce18" table:formula="of:=1/(1+[.F3])" office:value-type="float" office:value="0.934579439252336" calcext:value-type="float">
            <text:p>0.9346</text:p>
          </table:table-cell>
          <table:table-cell table:style-name="ce18" table:formula="of:=PRODUCT([.H$2:.H3])" office:value-type="float" office:value="0.934579439252336" calcext:value-type="float">
            <text:p>0.9346</text:p>
          </table:table-cell>
          <table:table-cell table:number-columns-repeated="1015"/>
        </table:table-row>
        <table:table-row table:style-name="ro1">
          <table:table-cell table:style-name="ce1" table:formula="of:=[.A3]+1" office:value-type="float" office:value="2" calcext:value-type="float">
            <text:p>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15 * 15000" office:value-type="currency" office:currency="EUR" office:value="225000" calcext:value-type="currency">
            <text:p>225,000.00 €</text:p>
          </table:table-cell>
          <table:table-cell table:style-name="ce2" table:formula="of:=-(30000 + 3*15000)" office:value-type="currency" office:currency="EUR" office:value="-75000" calcext:value-type="currency">
            <text:p>-75,000.00 €</text:p>
          </table:table-cell>
          <table:table-cell table:style-name="ce3" table:formula="of:=[.B4] + [.C4] + [.D4]" office:value-type="currency" office:currency="EUR" office:value="150000" calcext:value-type="currency">
            <text:p>150,000.00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4] + 3%" office:value-type="percentage" office:value="0.1" calcext:value-type="percentage">
            <text:p>10.00%</text:p>
          </table:table-cell>
          <table:table-cell table:style-name="ce18" table:formula="of:=1/(1+[.F4])" office:value-type="float" office:value="0.934579439252336" calcext:value-type="float">
            <text:p>0.9346</text:p>
          </table:table-cell>
          <table:table-cell table:style-name="ce18" table:formula="of:=PRODUCT([.H$2:.H4])" office:value-type="float" office:value="0.873438728273212" calcext:value-type="float">
            <text:p>0.8734</text:p>
          </table:table-cell>
          <table:table-cell table:number-columns-repeated="1015"/>
        </table:table-row>
        <table:table-row table:style-name="ro1">
          <table:table-cell table:style-name="ce1" table:formula="of:=[.A4]+1" office:value-type="float" office:value="3" calcext:value-type="float">
            <text:p>3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5] + [.C5] + [.D5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5] + 3%" office:value-type="percentage" office:value="0.1" calcext:value-type="percentage">
            <text:p>10.00%</text:p>
          </table:table-cell>
          <table:table-cell table:style-name="ce18" table:formula="of:=1/(1+[.F5])" office:value-type="float" office:value="0.934579439252336" calcext:value-type="float">
            <text:p>0.9346</text:p>
          </table:table-cell>
          <table:table-cell table:style-name="ce18" table:formula="of:=PRODUCT([.H$2:.H5])" office:value-type="float" office:value="0.816297876890852" calcext:value-type="float">
            <text:p>0.8163</text:p>
          </table:table-cell>
          <table:table-cell table:number-columns-repeated="1015"/>
        </table:table-row>
        <table:table-row table:style-name="ro1">
          <table:table-cell table:style-name="ce1" table:formula="of:=[.A5]+1" office:value-type="float" office:value="4" calcext:value-type="float">
            <text:p>4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6] + [.C6] + [.D6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6] + 3%" office:value-type="percentage" office:value="0.1" calcext:value-type="percentage">
            <text:p>10.00%</text:p>
          </table:table-cell>
          <table:table-cell table:style-name="ce18" table:formula="of:=1/(1+[.F6])" office:value-type="float" office:value="0.934579439252336" calcext:value-type="float">
            <text:p>0.9346</text:p>
          </table:table-cell>
          <table:table-cell table:style-name="ce18" table:formula="of:=PRODUCT([.H$2:.H6])" office:value-type="float" office:value="0.762895212047525" calcext:value-type="float">
            <text:p>0.7629</text:p>
          </table:table-cell>
          <table:table-cell table:number-columns-repeated="1015"/>
        </table:table-row>
        <table:table-row table:style-name="ro1">
          <table:table-cell table:style-name="ce1" table:formula="of:=[.A6]+1" office:value-type="float" office:value="5" calcext:value-type="float">
            <text:p>5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7] + [.C7] + [.D7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table:formula="of:=[.F7] + 3%" office:value-type="percentage" office:value="0.1" calcext:value-type="percentage">
            <text:p>10.00%</text:p>
          </table:table-cell>
          <table:table-cell table:style-name="ce18" table:formula="of:=1/(1+[.F7])" office:value-type="float" office:value="0.934579439252336" calcext:value-type="float">
            <text:p>0.9346</text:p>
          </table:table-cell>
          <table:table-cell table:style-name="ce18" table:formula="of:=PRODUCT([.H$2:.H7])" office:value-type="float" office:value="0.712986179483668" calcext:value-type="float">
            <text:p>0.7130</text:p>
          </table:table-cell>
          <table:table-cell table:number-columns-repeated="1015"/>
        </table:table-row>
        <table:table-row table:style-name="ro1">
          <table:table-cell table:style-name="ce1" table:formula="of:=[.A7]+1" office:value-type="float" office:value="6" calcext:value-type="float">
            <text:p>6</text:p>
          </table:table-cell>
          <table:table-cell table:style-name="ce2" table:formula="of:=PMT(12%;4;150000)" office:value-type="currency" office:currency="EUR" office:value="-49385.1654458535" calcext:value-type="currency">
            <text:p>-49,385.17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8] + [.C8] + [.D8]" office:value-type="currency" office:currency="EUR" office:value="160614.834554147" calcext:value-type="currency">
            <text:p>160,614.83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8] + 3%" office:value-type="percentage" office:value="0.08" calcext:value-type="percentage">
            <text:p>8.00%</text:p>
          </table:table-cell>
          <table:table-cell table:style-name="ce18" table:formula="of:=1/(1+[.F8])" office:value-type="float" office:value="0.952380952380952" calcext:value-type="float">
            <text:p>0.9524</text:p>
          </table:table-cell>
          <table:table-cell table:style-name="ce18" table:formula="of:=PRODUCT([.H$2:.H8])" office:value-type="float" office:value="0.679034456651113" calcext:value-type="float">
            <text:p>0.6790</text:p>
          </table:table-cell>
          <table:table-cell table:number-columns-repeated="1015"/>
        </table:table-row>
        <table:table-row table:style-name="ro1">
          <table:table-cell table:style-name="ce1" table:formula="of:=[.A8]+1" office:value-type="float" office:value="7" calcext:value-type="float">
            <text:p>7</text:p>
          </table:table-cell>
          <table:table-cell table:style-name="ce2" office:value-type="currency" office:currency="EUR" office:value="-270000" calcext:value-type="currency">
            <text:p>-270,00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2" table:formula="of:=[.B9] + [.C9] + [.D9]" office:value-type="currency" office:currency="EUR" office:value="-60000" calcext:value-type="currency">
            <text:p>-6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9] + 3%" office:value-type="percentage" office:value="0.08" calcext:value-type="percentage">
            <text:p>8.00%</text:p>
          </table:table-cell>
          <table:table-cell table:style-name="ce18" table:formula="of:=1/(1+[.F9])" office:value-type="float" office:value="0.952380952380952" calcext:value-type="float">
            <text:p>0.9524</text:p>
          </table:table-cell>
          <table:table-cell table:style-name="ce18" table:formula="of:=PRODUCT([.H$2:.H9])" office:value-type="float" office:value="0.646699482524869" calcext:value-type="float">
            <text:p>0.6467</text:p>
          </table:table-cell>
          <table:table-cell table:number-columns-repeated="1015"/>
        </table:table-row>
        <table:table-row table:style-name="ro1">
          <table:table-cell table:style-name="ce1" table:formula="of:=[.A9]+1" office:value-type="float" office:value="8" calcext:value-type="float">
            <text:p>8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0] + [.C10] + [.D10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0] + 3%" office:value-type="percentage" office:value="0.08" calcext:value-type="percentage">
            <text:p>8.00%</text:p>
          </table:table-cell>
          <table:table-cell table:style-name="ce18" table:formula="of:=1/(1+[.F10])" office:value-type="float" office:value="0.952380952380952" calcext:value-type="float">
            <text:p>0.9524</text:p>
          </table:table-cell>
          <table:table-cell table:style-name="ce18" table:formula="of:=PRODUCT([.H$2:.H10])" office:value-type="float" office:value="0.615904269071304" calcext:value-type="float">
            <text:p>0.6159</text:p>
          </table:table-cell>
          <table:table-cell table:number-columns-repeated="1015"/>
        </table:table-row>
        <table:table-row table:style-name="ro1">
          <table:table-cell table:style-name="ce1" table:formula="of:=[.A10]+1" office:value-type="float" office:value="9" calcext:value-type="float">
            <text:p>9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1] + [.C11] + [.D11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1] + 3%" office:value-type="percentage" office:value="0.08" calcext:value-type="percentage">
            <text:p>8.00%</text:p>
          </table:table-cell>
          <table:table-cell table:style-name="ce18" table:formula="of:=1/(1+[.F11])" office:value-type="float" office:value="0.952380952380952" calcext:value-type="float">
            <text:p>0.9524</text:p>
          </table:table-cell>
          <table:table-cell table:style-name="ce18" table:formula="of:=PRODUCT([.H$2:.H11])" office:value-type="float" office:value="0.586575494353623" calcext:value-type="float">
            <text:p>0.5866</text:p>
          </table:table-cell>
          <table:table-cell table:number-columns-repeated="1015"/>
        </table:table-row>
        <table:table-row table:style-name="ro1">
          <table:table-cell table:style-name="ce1" table:formula="of:=[.A11]+1" office:value-type="float" office:value="10" calcext:value-type="float">
            <text:p>10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2] + [.C12] + [.D12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2] + 3%" office:value-type="percentage" office:value="0.08" calcext:value-type="percentage">
            <text:p>8.00%</text:p>
          </table:table-cell>
          <table:table-cell table:style-name="ce18" table:formula="of:=1/(1+[.F12])" office:value-type="float" office:value="0.952380952380952" calcext:value-type="float">
            <text:p>0.9524</text:p>
          </table:table-cell>
          <table:table-cell table:style-name="ce18" table:formula="of:=PRODUCT([.H$2:.H12])" office:value-type="float" office:value="0.558643327955831" calcext:value-type="float">
            <text:p>0.5586</text:p>
          </table:table-cell>
          <table:table-cell table:number-columns-repeated="1015"/>
        </table:table-row>
        <table:table-row table:style-name="ro1">
          <table:table-cell table:style-name="ce1" table:formula="of:=[.A12]+1" office:value-type="float" office:value="11" calcext:value-type="float">
            <text:p>11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3] + [.C13] + [.D13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3] + 3%" office:value-type="percentage" office:value="0.08" calcext:value-type="percentage">
            <text:p>8.00%</text:p>
          </table:table-cell>
          <table:table-cell table:style-name="ce18" table:formula="of:=1/(1+[.F13])" office:value-type="float" office:value="0.952380952380952" calcext:value-type="float">
            <text:p>0.9524</text:p>
          </table:table-cell>
          <table:table-cell table:style-name="ce18" table:formula="of:=PRODUCT([.H$2:.H13])" office:value-type="float" office:value="0.532041264719839" calcext:value-type="float">
            <text:p>0.5320</text:p>
          </table:table-cell>
          <table:table-cell table:number-columns-repeated="1015"/>
        </table:table-row>
        <table:table-row table:style-name="ro1">
          <table:table-cell table:style-name="ce1" table:formula="of:=[.A13]+1" office:value-type="float" office:value="12" calcext:value-type="float">
            <text:p>12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4] + [.C14] + [.D14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4] + 3%" office:value-type="percentage" office:value="0.08" calcext:value-type="percentage">
            <text:p>8.00%</text:p>
          </table:table-cell>
          <table:table-cell table:style-name="ce18" table:formula="of:=1/(1+[.F14])" office:value-type="float" office:value="0.952380952380952" calcext:value-type="float">
            <text:p>0.9524</text:p>
          </table:table-cell>
          <table:table-cell table:style-name="ce18" table:formula="of:=PRODUCT([.H$2:.H14])" office:value-type="float" office:value="0.506705966399847" calcext:value-type="float">
            <text:p>0.5067</text:p>
          </table:table-cell>
          <table:table-cell table:number-columns-repeated="1015"/>
        </table:table-row>
        <table:table-row table:style-name="ro1">
          <table:table-cell table:style-name="ce1" table:formula="of:=[.A14]+1" office:value-type="float" office:value="13" calcext:value-type="float">
            <text:p>13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5] + [.C15] + [.D15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5] + 3%" office:value-type="percentage" office:value="0.08" calcext:value-type="percentage">
            <text:p>8.00%</text:p>
          </table:table-cell>
          <table:table-cell table:style-name="ce18" table:formula="of:=1/(1+[.F15])" office:value-type="float" office:value="0.952380952380952" calcext:value-type="float">
            <text:p>0.9524</text:p>
          </table:table-cell>
          <table:table-cell table:style-name="ce18" table:formula="of:=PRODUCT([.H$2:.H15])" office:value-type="float" office:value="0.482577110856997" calcext:value-type="float">
            <text:p>0.4826</text:p>
          </table:table-cell>
          <table:table-cell table:number-columns-repeated="1015"/>
        </table:table-row>
        <table:table-row table:style-name="ro1">
          <table:table-cell table:style-name="ce1" table:formula="of:=[.A15]+1" office:value-type="float" office:value="14" calcext:value-type="float">
            <text:p>14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6] + [.C16] + [.D16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6] + 3%" office:value-type="percentage" office:value="0.08" calcext:value-type="percentage">
            <text:p>8.00%</text:p>
          </table:table-cell>
          <table:table-cell table:style-name="ce18" table:formula="of:=1/(1+[.F16])" office:value-type="float" office:value="0.952380952380952" calcext:value-type="float">
            <text:p>0.9524</text:p>
          </table:table-cell>
          <table:table-cell table:style-name="ce18" table:formula="of:=PRODUCT([.H$2:.H16])" office:value-type="float" office:value="0.459597248435235" calcext:value-type="float">
            <text:p>0.4596</text:p>
          </table:table-cell>
          <table:table-cell table:number-columns-repeated="1015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ce3" office:value-type="currency" office:currency="EUR" office:value="0" calcext:value-type="currency">
            <text:p>0.00 €</text:p>
          </table:table-cell>
          <table:table-cell table:style-name="ce3" table:formula="of:=20000*15" office:value-type="currency" office:currency="EUR" office:value="300000" calcext:value-type="currency">
            <text:p>300,000.00 €</text:p>
          </table:table-cell>
          <table:table-cell table:style-name="ce2" table:formula="of:=-(30000 + 3*20000)" office:value-type="currency" office:currency="EUR" office:value="-90000" calcext:value-type="currency">
            <text:p>-90,000.00 €</text:p>
          </table:table-cell>
          <table:table-cell table:style-name="ce3" table:formula="of:=[.B17] + [.C17] + [.D17]" office:value-type="currency" office:currency="EUR" office:value="210000" calcext:value-type="currency">
            <text:p>210,000.00 €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table:formula="of:=[.F17] + 3%" office:value-type="percentage" office:value="0.08" calcext:value-type="percentage">
            <text:p>8.00%</text:p>
          </table:table-cell>
          <table:table-cell table:style-name="ce18" table:formula="of:=1/(1+[.F17])" office:value-type="float" office:value="0.952380952380952" calcext:value-type="float">
            <text:p>0.9524</text:p>
          </table:table-cell>
          <table:table-cell table:style-name="ce18" table:formula="of:=PRODUCT([.H$2:.H17])" office:value-type="float" office:value="0.437711665176414" calcext:value-type="float">
            <text:p>0.4377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IR</text:p>
          </table:table-cell>
          <table:table-cell table:number-columns-repeated="1021"/>
        </table:table-row>
        <table:table-row table:style-name="ro1">
          <table:table-cell table:style-name="ce3" table:formula="of:=[.E2]+SUMPRODUCT([.E3:.E17];[.I3:.I17])" office:value-type="currency" office:currency="EUR" office:value="650921.9918" calcext:value-type="currency">
            <text:p>650,921.99 €</text:p>
          </table:table-cell>
          <table:table-cell table:style-name="ce9" table:formula="of:=[.A22] / ABS([.B2]+SUMPRODUCT([.B3:.B17];[.I3:.I17]))" office:value-type="percentage" office:value="0.5416601603" calcext:value-type="percentage">
            <text:p>54.17%</text:p>
          </table:table-cell>
          <table:table-cell table:style-name="ce16" table:formula="of:=IRR([.E2:.E17])" office:value-type="percentage" office:value="0.1520619131" calcext:value-type="percentage">
            <text:p>1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robando a disminuir la producción en 5 elementos producid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IR</text:p>
          </table:table-cell>
          <table:table-cell table:number-columns-repeated="1021"/>
        </table:table-row>
        <table:table-row table:style-name="ro1">
          <table:table-cell table:style-name="ce3" office:value-type="currency" office:currency="EUR" office:value="-241081.84" calcext:value-type="currency">
            <text:p>-241,081.84 €</text:p>
          </table:table-cell>
          <table:table-cell table:style-name="ce9" office:value-type="percentage" office:value="-0.2006" calcext:value-type="percentage">
            <text:p>-20.06%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robando a aumentar la producción en 5 elementos producid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20" office:value-type="string" calcext:value-type="string">
            <text:p>Q</text:p>
          </table:table-cell>
          <table:table-cell table:style-name="ce20" office:value-type="string" calcext:value-type="string">
            <text:p>TIR</text:p>
          </table:table-cell>
          <table:table-cell table:number-columns-repeated="1021"/>
        </table:table-row>
        <table:table-row table:style-name="ro1">
          <table:table-cell table:style-name="ce19" office:value-type="currency" office:currency="EUR" office:value="1542925.82" calcext:value-type="currency">
            <text:p>1,542,925.82 €</text:p>
          </table:table-cell>
          <table:table-cell table:style-name="ce21" office:value-type="percentage" office:value="1.2839" calcext:value-type="percentage">
            <text:p>128.39%</text:p>
          </table:table-cell>
          <table:table-cell table:style-name="ce21" office:value-type="percentage" office:value="0.26" calcext:value-type="percentage">
            <text:p>26.00%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26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jercicio_20_1" style:display-name="PageStyle_Ejercici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2a" style:display-name="PageStyle_Ejercicio 2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2b" style:display-name="PageStyle_Ejercicio 2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2c" style:display-name="PageStyle_Ejercicio 2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2d" style:display-name="PageStyle_Ejercicio 2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3a" style:display-name="PageStyle_Ejercicio 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3b" style:display-name="PageStyle_Ejercicio 3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a" style:display-name="PageStyle_Ejercicio 4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c" style:display-name="PageStyle_Ejercicio 4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24" meta:object-count="0"/>
    <meta:generator>LibreOfficeDev/6.0.5.2$Linux_X86_64 LibreOffice_project/</meta:generator>
  </office:meta>
</office:document-meta>
</file>